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plificador_inv_sat" table:style-name="ta1">
        <table:shapes>
          <draw:frame draw:z-index="0" draw:style-name="gr1" draw:text-style-name="P1" svg:width="6.2988in" svg:height="3.5429in" svg:x="5.8063in" svg:y="0.6618in">
            <draw:object draw:notify-on-update-of-ranges="amplificador_inv_sat.A2:amplificador_inv_sat.A13 amplificador_inv_sat.B2:amplificador_inv_sat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i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WB" table:style-name="ta1">
        <table:shapes>
          <draw:frame draw:z-index="0" draw:style-name="gr1" draw:text-style-name="P1" svg:width="6.2906in" svg:height="3.5335in" svg:x="3.1453in" svg:y="1.489in">
            <draw:object draw:notify-on-update-of-ranges="WB.B5:WB.B20 WB.A5:WB.A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22khz</text:p>
          </table:table-cell>
          <table:table-cell office:value-type="string" calcext:value-type="string">
            <text:p>10mH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23:46.318111185</meta:creation-date>
    <dc:date>2023-11-02T11:11:56.980134502</dc:date>
    <meta:editing-duration>PT1H48M17S</meta:editing-duration>
    <meta:editing-cycles>1</meta:editing-cycles>
    <meta:document-statistic meta:table-count="2" meta:cell-count="64" meta:object-count="2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amplificador_inv_sat.A2:amplificador_inv_sat.B13" svg:x="0.32cm" svg:y="0.18cm" svg:width="13.097cm" svg:height="8.64cm">
          <chart:coordinate-region svg:x="0.941cm" svg:y="0.379cm" svg:width="12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plificador_inv_sat.B2:amplificador_inv_sat.B13" chart:class="chart:scatter">
            <chart:domain table:cell-range-address="amplificador_inv_sat.A2:amplificador_inv_sat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amplificador_inv_sat.A2:amplificador_inv_sat.A13</svg:desc>
                </draw:g>
              </table:table-cell>
              <table:table-cell office:value-type="float" office:value="1">
                <text:p>1</text:p>
                <draw:g>
                  <svg:desc>amplificador_inv_sat.B2:amplificador_inv_sat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scatter" chart:column-mapping="1 0" chart:style-name="ch1">
        <chart:legend chart:legend-position="end" svg:x="13.716cm" svg:y="4.189cm" style:legend-expansion="high" chart:style-name="ch2"/>
        <chart:plot-area chart:style-name="ch3" table:cell-range-address="WB.A5:WB.B20" svg:x="0.319cm" svg:y="0.179cm" svg:width="13.078cm" svg:height="8.618cm">
          <chart:coordinate-region svg:x="0.94cm" svg:y="0.379cm" svg:width="11.993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B.A5:WB.A20" chart:class="chart:scatter">
            <chart:domain table:cell-range-address="WB.B5:WB.B2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WB.B5:WB.B20</svg:desc>
                </draw:g>
              </table:table-cell>
              <table:table-cell office:value-type="float" office:value="9.9">
                <text:p>9.9</text:p>
                <draw:g>
                  <svg:desc>WB.A5:WB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0">
                <text:p>18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00">
                <text:p>190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00">
                <text:p>22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0">
                <text:p>240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00">
                <text:p>26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00">
                <text:p>28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00">
                <text:p>340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0">
                <text:p>360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00">
                <text:p>42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">
                <text:p>60000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